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832" officeooo:paragraph-rsid="000ae832"/>
    </style:style>
    <style:style style:name="P2" style:family="paragraph" style:parent-style-name="Standard">
      <style:text-properties officeooo:rsid="000b3531" officeooo:paragraph-rsid="000b3531"/>
    </style:style>
    <style:style style:name="P3" style:family="paragraph" style:parent-style-name="Text_20_body">
      <style:text-properties officeooo:rsid="0010295b" officeooo:paragraph-rsid="0010295b"/>
    </style:style>
    <style:style style:name="P4" style:family="paragraph" style:parent-style-name="Text_20_body">
      <style:text-properties officeooo:rsid="0010cd21" officeooo:paragraph-rsid="0010cd21"/>
    </style:style>
    <style:style style:name="P5" style:family="paragraph" style:parent-style-name="Text_20_body">
      <style:text-properties officeooo:rsid="0013c008" officeooo:paragraph-rsid="0013c008"/>
    </style:style>
    <style:style style:name="P6" style:family="paragraph" style:parent-style-name="Text_20_body">
      <style:text-properties officeooo:rsid="001c30dc" officeooo:paragraph-rsid="001c30dc"/>
    </style:style>
    <style:style style:name="P7" style:family="paragraph" style:parent-style-name="Text_20_body">
      <style:text-properties officeooo:rsid="00298b1a" officeooo:paragraph-rsid="00298b1a"/>
    </style:style>
    <style:style style:name="P8" style:family="paragraph" style:parent-style-name="Text_20_body">
      <style:text-properties officeooo:rsid="0029d0ac" officeooo:paragraph-rsid="0029d0ac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Standard" style:list-style-name="L4">
      <style:text-properties officeooo:rsid="000ae832" officeooo:paragraph-rsid="000ae832"/>
    </style:style>
    <style:style style:name="P12" style:family="paragraph" style:parent-style-name="Standard" style:list-style-name="L5">
      <style:text-properties officeooo:rsid="000ae832" officeooo:paragraph-rsid="000ae832"/>
    </style:style>
    <style:style style:name="P13" style:family="paragraph" style:parent-style-name="Standard" style:list-style-name="L7">
      <style:text-properties officeooo:rsid="000ae832" officeooo:paragraph-rsid="000ae832"/>
    </style:style>
    <style:style style:name="P14" style:family="paragraph" style:parent-style-name="Standard">
      <style:text-properties officeooo:rsid="000ae832" officeooo:paragraph-rsid="000ae832"/>
    </style:style>
    <style:style style:name="P15" style:family="paragraph" style:parent-style-name="Standard" style:list-style-name="L6">
      <style:text-properties officeooo:rsid="000b3531" officeooo:paragraph-rsid="000b3531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3058ad"/>
    </style:style>
    <style:style style:name="P18" style:family="paragraph" style:parent-style-name="Text_20_body" style:list-style-name="L1">
      <style:text-properties officeooo:rsid="00298b1a" officeooo:paragraph-rsid="00298b1a"/>
    </style:style>
    <style:style style:name="P19" style:family="paragraph" style:parent-style-name="Text_20_body" style:list-style-name="L1">
      <style:text-properties fo:font-weight="bold" officeooo:rsid="002838c4" officeooo:paragraph-rsid="002838c4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2838c4" officeooo:paragraph-rsid="00284853" style:font-weight-asian="bold" style:font-weight-complex="bold"/>
    </style:style>
    <style:style style:name="P21" style:family="paragraph" style:parent-style-name="Text_20_body" style:list-style-name="L1">
      <style:text-properties fo:font-weight="bold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271482" officeooo:paragraph-rsid="002838c4" style:font-weight-asian="bold" style:font-weight-complex="bold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officeooo:rsid="0013c008" officeooo:paragraph-rsid="0013c008"/>
    </style:style>
    <style:style style:name="P25" style:family="paragraph" style:parent-style-name="Text_20_body" style:list-style-name="L3">
      <style:text-properties officeooo:rsid="00153269" officeooo:paragraph-rsid="00153269"/>
    </style:style>
    <style:style style:name="P26" style:family="paragraph" style:parent-style-name="Text_20_body" style:list-style-name="L3">
      <style:text-properties officeooo:rsid="00146ecd" officeooo:paragraph-rsid="00146ecd"/>
    </style:style>
    <style:style style:name="P27" style:family="paragraph" style:parent-style-name="Heading_20_2">
      <style:text-properties officeooo:rsid="000dfe3c" officeooo:paragraph-rsid="000dfe3c"/>
    </style:style>
    <style:style style:name="P28" style:family="paragraph" style:parent-style-name="Heading_20_2">
      <style:text-properties officeooo:rsid="0010295b" officeooo:paragraph-rsid="0010295b"/>
    </style:style>
    <style:style style:name="P29" style:family="paragraph" style:parent-style-name="Heading_20_2">
      <style:text-properties officeooo:rsid="0013c008" officeooo:paragraph-rsid="0013c008"/>
    </style:style>
    <style:style style:name="P30" style:family="paragraph" style:parent-style-name="Heading_20_2">
      <style:text-properties officeooo:rsid="001feb4e" officeooo:paragraph-rsid="001feb4e"/>
    </style:style>
    <style:style style:name="T1" style:family="text">
      <style:text-properties officeooo:rsid="000d28a0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officeooo:rsid="00153269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officeooo:rsid="00153269" style:font-weight-asian="normal" style:font-weight-complex="normal"/>
    </style:style>
    <style:style style:name="T6" style:family="text">
      <style:text-properties officeooo:rsid="001efdb5"/>
    </style:style>
    <style:style style:name="T7" style:family="text">
      <style:text-properties officeooo:rsid="00252c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2ca0" style:font-weight-asian="bold" style:font-weight-complex="bold"/>
    </style:style>
    <style:style style:name="T10" style:family="text">
      <style:text-properties fo:font-weight="bold" officeooo:rsid="002e8ee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2ca0" style:font-weight-asian="normal" style:font-weight-complex="normal"/>
    </style:style>
    <style:style style:name="T13" style:family="text">
      <style:text-properties fo:font-weight="normal" officeooo:rsid="001c30dc" style:font-weight-asian="normal" style:font-weight-complex="normal"/>
    </style:style>
    <style:style style:name="T14" style:family="text">
      <style:text-properties fo:font-weight="normal" officeooo:rsid="001d80a5" style:font-weight-asian="normal" style:font-weight-complex="normal"/>
    </style:style>
    <style:style style:name="T15" style:family="text">
      <style:text-properties fo:font-weight="normal" officeooo:rsid="00298b1a" style:font-weight-asian="normal" style:font-weight-complex="normal"/>
    </style:style>
    <style:style style:name="T16" style:family="text">
      <style:text-properties fo:font-weight="normal" officeooo:rsid="002ae891" style:font-weight-asian="normal" style:font-weight-complex="normal"/>
    </style:style>
    <style:style style:name="T17" style:family="text">
      <style:text-properties fo:font-weight="normal" officeooo:rsid="002c70bf" style:font-weight-asian="normal" style:font-weight-complex="normal"/>
    </style:style>
    <style:style style:name="T18" style:family="text">
      <style:text-properties fo:font-weight="normal" officeooo:rsid="002e5762" style:font-weight-asian="normal" style:font-weight-complex="normal"/>
    </style:style>
    <style:style style:name="T19" style:family="text">
      <style:text-properties fo:font-weight="normal" officeooo:rsid="003058ad" style:font-weight-asian="normal" style:font-weight-complex="normal"/>
    </style:style>
    <style:style style:name="T20" style:family="text">
      <style:text-properties fo:font-weight="normal" officeooo:rsid="00153269" style:font-weight-asian="normal" style:font-weight-complex="normal"/>
    </style:style>
    <style:style style:name="T21" style:family="text">
      <style:text-properties fo:font-weight="normal" officeooo:rsid="002e8eed" style:font-weight-asian="normal" style:font-weight-complex="normal"/>
    </style:style>
    <style:style style:name="T22" style:family="text">
      <style:text-properties officeooo:rsid="003058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317_1774439683" text:style-name="Index_20_Link" text:visited-style-name="Index_20_Link">1 Introduction<text:tab/>1</text:a></text:p>
          <text:p text:style-name="P10"><text:a xlink:type="simple" xlink:href="#__RefHeading___Toc319_1774439683" text:style-name="Index_20_Link" text:visited-style-name="Index_20_Link">1.1 Problem description<text:tab/>1</text:a></text:p>
          <text:p text:style-name="P10"><text:a xlink:type="simple" xlink:href="#__RefHeading___Toc327_1774439683" text:style-name="Index_20_Link" text:visited-style-name="Index_20_Link">1.2 Glossary<text:tab/>1</text:a></text:p>
          <text:p text:style-name="P10"><text:a xlink:type="simple" xlink:href="#__RefHeading___Toc321_1774439683" text:style-name="Index_20_Link" text:visited-style-name="Index_20_Link">1.3 Goals<text:tab/>2</text:a></text:p>
          <text:p text:style-name="P10"><text:a xlink:type="simple" xlink:href="#__RefHeading___Toc323_1774439683" text:style-name="Index_20_Link" text:visited-style-name="Index_20_Link">1.4 Domain Properties<text:tab/>2</text:a></text:p>
          <text:p text:style-name="P10"><text:a xlink:type="simple" xlink:href="#__RefHeading___Toc329_1774439683" text:style-name="Index_20_Link" text:visited-style-name="Index_20_Link">1.5 Assumptions<text:tab/>2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317_1774439683"/><text:span text:style-name="T1">1 </text:span>Introduction<text:bookmark-end text:name="__RefHeading___Toc317_1774439683"/></text:h>
      <text:h text:style-name="P27" text:outline-level="2"><text:bookmark-start text:name="__RefHeading___Toc319_1774439683"/>1.1 Problem description<text:bookmark-end text:name="__RefHeading___Toc319_1774439683"/></text:h>
      <text:p text:style-name="P3">The purpose of the project is to develop a web-based service that manages the taxi service of a city.<text:line-break/>Citizens can use an app installed on their phone or a web-app to request or reserve a taxi ride. Taxi drivers will also use the same app to inform the system about their availability and to confirm requests made by customers.</text:p>
      <text:p text:style-name="P6">A customer can send a request for a performance to the system; the system will forward the request to the first taxi available. The taxi driver can accept or refuse the request: in the case of rejection the system will contact the second available taxi and so on. When the request is accepted by a driver, the customer is notified with the waiting time and the code of the taxi.</text:p>
      <text:p text:style-name="P7">If a customer wants to book a ride, it can also make a reservation.</text:p>
      <text:h text:style-name="Heading_20_2" text:outline-level="2"><text:bookmark-start text:name="__RefHeading___Toc327_1774439683"/>1.<text:span text:style-name="T6">2</text:span> Glossary<text:bookmark-end text:name="__RefHeading___Toc327_1774439683"/></text:h>
      <text:list xml:id="list6204440820515650800" text:style-name="L1">
        <text:list-item>
          <text:p text:style-name="P16"><text:span text:style-name="T8">Customer</text:span> / <text:span text:style-name="T8">Passenger</text:span><text:span text:style-name="T11">: </text:span><text:span text:style-name="T12">a citizen who requires a taxi ride using the service.</text:span></text:p>
        </text:list-item>
        <text:list-item>
          <text:p text:style-name="P18"><text:span text:style-name="T9">C</text:span><text:span text:style-name="T8">onfirmation</text:span><text:span text:style-name="T11">: after a request is taken in charge by a taxi driver, the system generates a confirmation that will be sent to the customer. The confirmation informs the customer about the waiting time and the code of the taxi.</text:span></text:p>
        </text:list-item>
        <text:list-item>
          <text:p text:style-name="P19">Request<text:span text:style-name="T11">: when a customer requests for a ride to the system, this will generate a request that will be forwarded to a taxi driver, </text:span><text:span text:style-name="T18">containing information about the customer (such as his/hers name and surname provided during the registration to the system, etc.) and the origin of the ride. </text:span></text:p>
        </text:list-item>
        <text:list-item>
          <text:p text:style-name="P20"><text:span text:style-name="T7">Reservation</text:span><text:span text:style-name="T12">: </text:span><text:span text:style-name="T11">when a customer wants to book a ride, the system will generate a reservation instance. </text:span><text:span text:style-name="T13">The reservation must be made at least 2 hours before the ride, </text:span><text:span text:style-name="T14">but the request is processed by the system only 10 minutes before the performance takes place. </text:span><text:span text:style-name="T16">Despite of </text:span><text:span text:style-name="T17">the</text:span><text:span text:style-name="T16"> request, t</text:span><text:span text:style-name="T15">he customer must </text:span><text:span text:style-name="T17">also </text:span><text:span text:style-name="T15">provide to the system the destination of the ride</text:span></text:p>
        </text:list-item>
        <text:list-item>
          <text:p text:style-name="P21">Ride<text:span text:style-name="T11">: </text:span><text:span text:style-name="T12">performance made by a taxi driver that take a customer from a place to the desired </text:span><text:soft-page-break/><text:span text:style-name="T12">destination.</text:span></text:p>
        </text:list-item>
        <text:list-item>
          <text:p text:style-name="P22"><text:span text:style-name="T7">T</text:span>axi Driver<text:span text:style-name="T11">: the one who drives, and also usually owns, a taxi. He will use the service to find customers.</text:span></text:p>
        </text:list-item>
        <text:list-item>
          <text:p text:style-name="P17"><text:span text:style-name="T10">Zone</text:span><text:span text:style-name="T21"> : a zone is a section which the city is divided in. </text:span><text:span text:style-name="T19">Zones are </text:span><text:span text:style-name="T20">2 km</text:span><text:span text:style-name="T3">2</text:span><text:span text:style-name="T5"> wide.</text:span></text:p>
        </text:list-item>
      </text:list>
      <text:h text:style-name="P28" text:outline-level="2"><text:bookmark-start text:name="__RefHeading___Toc321_1774439683"/>1.<text:span text:style-name="T6">3</text:span> Goals<text:bookmark-end text:name="__RefHeading___Toc321_1774439683"/></text:h>
      <text:p text:style-name="P4">The main goals of our service will be:</text:p>
      <text:list xml:id="list1662568875578493816" text:style-name="L2">
        <text:list-item>
          <text:p text:style-name="P23">Simplify the access of passengers to the service.</text:p>
        </text:list-item>
        <text:list-item>
          <text:p text:style-name="P23">Make easier for taxi drivers to find customers.</text:p>
        </text:list-item>
        <text:list-item>
          <text:p text:style-name="P23">Help taxi drivers to keep track of past performances.</text:p>
        </text:list-item>
        <text:list-item>
          <text:p text:style-name="P23">Guarantee a fair management of taxi queues.</text:p>
        </text:list-item>
      </text:list>
      <text:h text:style-name="P29" text:outline-level="2"><text:bookmark-start text:name="__RefHeading___Toc323_1774439683"/>1.<text:span text:style-name="T6">4</text:span> Domain Properties<text:bookmark-end text:name="__RefHeading___Toc323_1774439683"/></text:h>
      <text:list xml:id="list2690127985201128091" text:style-name="L3">
        <text:list-item>
          <text:p text:style-name="P24">The City is divided in taxi zones.</text:p>
        </text:list-item>
        <text:list-item>
          <text:p text:style-name="P25"><text:span text:style-name="T22">Z</text:span>ones are 2 km<text:span text:style-name="T2">2</text:span><text:span text:style-name="T4"> wide.</text:span></text:p>
        </text:list-item>
        <text:list-item>
          <text:p text:style-name="P24">The position of a taxi is known by receiving GPS coordinates of the navigator installed on it.</text:p>
        </text:list-item>
        <text:list-item>
          <text:p text:style-name="P26">A taxi is associated to a zone if its location is inside the zone's boundaries.</text:p>
        </text:list-item>
      </text:list>
      <text:h text:style-name="P30" text:outline-level="2"><text:bookmark-start text:name="__RefHeading___Toc329_1774439683"/>1.5 Assumptions<text:bookmark-end text:name="__RefHeading___Toc329_1774439683"/></text:h>
      <text:p text:style-name="P5">navigator on taxis</text:p>
      <text:p text:style-name="P8">registered users</text:p>
      <text:p text:style-name="P1"/>
      <text:p text:style-name="P1">Requirements</text:p>
      <text:p text:style-name="P1"/>
      <text:p text:style-name="P1">Functional Requirements</text:p>
      <text:p text:style-name="P1"/>
      <text:p text:style-name="P1">Passenger-related</text:p>
      <text:list xml:id="list6283352064824760270" text:style-name="L4">
        <text:list-item>
          <text:p text:style-name="P11">A passenger should be able to call a taxi using the application (or the web-app).</text:p>
        </text:list-item>
        <text:list-item>
          <text:p text:style-name="P11">A passenger should be able to book a ride submitting the origin of the ride, the destination and the hour</text:p>
        </text:list-item>
      </text:list>
      <text:p text:style-name="P1">System-related</text:p>
      <text:list xml:id="list5672739306975060960" text:style-name="L5">
        <text:list-item>
          <text:p text:style-name="P12">The system should try to match in a fair way available taxis an passengers with a system of queue zone based</text:p>
        </text:list-item>
      </text:list>
      <text:p text:style-name="P2">Taxi Driver-related</text:p>
      <text:list xml:id="list5181566530310823239" text:style-name="L6">
        <text:list-item>
          <text:p text:style-name="P15">if choosen by the system because available, a taxi driver should be able to take in charge or refuse a passenger's request.</text:p>
        </text:list-item>
      </text:list>
      <text:p text:style-name="P1"><text:soft-page-break/></text:p>
      <text:p text:style-name="P1"/>
      <text:p text:style-name="P1">Non-Functional Requirements</text:p>
      <text:p text:style-name="P1"/>
      <text:p text:style-name="P1">Constraints</text:p>
      <text:list xml:id="list3205779195504009959" text:style-name="L7">
        <text:list-item>
          <text:p text:style-name="P13">Internet connection is required for accessing to the servi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4:40.143529571</meta:creation-date>
    <dc:date>2015-10-20T15:50:24.758882027</dc:date>
    <meta:editing-duration>PT1H43M11S</meta:editing-duration>
    <meta:editing-cycles>38</meta:editing-cycles>
    <meta:generator>LibreOffice/5.0.2.2$Linux_X86_64 LibreOffice_project/00m0$Build-2</meta:generator>
    <meta:document-statistic meta:table-count="0" meta:image-count="0" meta:object-count="0" meta:page-count="3" meta:paragraph-count="46" meta:word-count="605" meta:character-count="3329" meta:non-whitespace-character-count="2789"/>
  </office:meta>
</office:document-meta>
</file>